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automatic-styles/>
  <office:body>
    <office:text>
      <text:h text:outline-level="1">GroupBuild Resources Page – MVP Plan (v4)</text:h>
      <text:h text:outline-level="2">✅ 1. Visual &amp; Structural Improvements (AnonID-Registered View)</text:h>
      <text:p>A. Final Wireframe: Logged-In User View</text:p>
      <text:p/>
      <text:p>┌────────────────────────────────────────────────────────────────────┐</text:p>
      <text:p>│  🔍 Search Resources           🧭 Filters [Type] [Region] [Urgency]  │</text:p>
      <text:p>├────────────────────────────────────────────────────────────────────┤</text:p>
      <text:p>│ 🧠 Prompt Library (3 most used)                                     │</text:p>
      <text:p>│    - [📎] “Mobilize fast, stay safe” (Editable)                     │</text:p>
      <text:p>│    - [🪧] “DIY Protest Signs” (Template)                            │</text:p>
      <text:p>│    - [🧠] “Counter Disinfo in DMs” (AI-guided)                      │</text:p>
      <text:p>│    [👁 View All] [✍️ Remix] [⬇ Export]                              │</text:p>
      <text:p>│                                                                    │</text:p>
      <text:p>│ 📂 Archive of Banned Docs                                          │</text:p>
      <text:p>│    - “Iran Protester Database” (Freenet Mirror)                    │</text:p>
      <text:p>│    - “Censored Covid Policies” (IPFS)                              │</text:p>
      <text:p>│    - “How to Evade Facial ID” (BeAxa tagged)                       │</text:p>
      <text:p>│    [📜 Full Archive] [🪞 View Mirrors]                              │</text:p>
      <text:p>│                                                                    │</text:p>
      <text:p>│ 🧰 Action Toolkit                                                  │</text:p>
      <text:p>│    - Poster Generator [🖨️]       - Email Template Builder [📧]     │</text:p>
      <text:p>│    - Protest Pack ZIPs [🧷]      - Tactical Maps (uploadable) [🗺️] │</text:p>
      <text:p>│                                                                    │</text:p>
      <text:p>│ 🧪 Strategy Simulator [▶️]                                          │</text:p>
      <text:p>│    - Simulate Tactic vs Counter (e.g. “Flash Mob vs Riot Police”) │</text:p>
      <text:p>│    - Role-swap view: Opponent / Media / Civilian                  │</text:p>
      <text:p>│                                                                    │</text:p>
      <text:p>│ 📬 Submit a Tip (Ghost Upload)                                     │</text:p>
      <text:p>│    - Choose delay &amp; anonymity level                               │</text:p>
      <text:p>│    - Optional link to RepTag                                       │</text:p>
      <text:p>└────────────────────────────────────────────────────────────────────┘</text:p>
      <text:h text:outline-level="2">📂 2. Resource Categories – Recommended</text:h>
      <text:p>| Category                | Description                                 | Top Asset Examples                                          |</text:p>
      <text:p>| ----------------------- | ------------------------------------------- | ----------------------------------------------------------- |</text:p>
      <text:p>| Prompts &amp; Templates     | Editable instructions for civic engagement  | Protest Letters, Boycott Campaigns, Rally Signup Sheets     |</text:p>
      <text:p>| Visual Toolkits         | Printable/postable items for field use      | Sign Templates, Protest Infographics, Flyers                |</text:p>
      <text:p>| Archives                | Decentralized backups of censored documents | Whistleblower Leaks, Declassified Docs, Alt-history Sources |</text:p>
      <text:p>| Simulation &amp; Games      | Tactical playtesting of strategies          | “Disrupt Without Arrest” roleplay, Narrative Debate Drill   |</text:p>
      <text:p>| AI-Powered Help         | BeAxa + GenAI moderation &amp; help desk        | Ask-Me-Anything, Common Challenges Explainer                |</text:p>
      <text:p>| Contributor Tools       | For prompt editors &amp; RepTag authors         | Remix Prompt, Rate Usefulness, Submit Review                |</text:p>
      <text:h text:outline-level="2">🔐 3. UX Rules (Logged-In vs Guest)</text:h>
      <text:p>| Feature                | Guest Access | AnonID Required | Full Account |</text:p>
      <text:p>| ---------------------- | ------------ | --------------- | ------------ |</text:p>
      <text:p>| View Resources         | ✅            | ✅               | ✅            |</text:p>
      <text:p>| Copy/Download          | ✅            | ✅               | ✅            |</text:p>
      <text:p>| Submit Ghost Uploads   | ❌            | ✅               | ✅            |</text:p>
      <text:p>| Rate or Tag Assets     | ❌            | ✅               | ✅            |</text:p>
      <text:p>| Use Strategy Simulator | ❌            | ✅               | ✅            |</text:p>
      <text:p>| Fork or Remix Prompts  | ❌            | ✅               | ✅            |</text:p>
      <text:p>| Save Work for Later    | ❌            | ❌               | ✅            |</text:p>
      <text:h text:outline-level="2">🎨 4. Branding Integration Notes</text:h>
      <text:p>- The BeAxa Torch logo appears subtly in one corner of all web pages and Resource library assets.</text:p>
      <text:p>- Remaining icons should be custom-designed and context-specific (e.g. 📂 for Archive, 🧰 for Toolkit).</text:p>
      <text:p>- No duplicate logos, and the “GroupBuild” name never appears outside formal titles or headers.</text:p>
      <text:p>- Tooltips and tab headers should emphasize utility, not brand identity.</text:p>
      <text:h text:outline-level="2">🚀 5. Recommendations for Next Sprint</text:h>
      <text:p>1. Design Set of Custom Icons to replace emojis, matching shield/logo aesthetic.</text:p>
      <text:p>2. Create Top 3 Assets Per Category (write 15–20 short blurbs with AI-assisted summaries).</text:p>
      <text:p>3. Wire AI Tools into Prompts for remixing (e.g., “Reframe this for my country”).</text:p>
      <text:p>4. Add RepTag Awards and vote-editor to all community-contributed assets.</text:p>
      <text:p>5. Consolidate above into GB_Resources_Page_MVP_Plan_v4.odt and insert mockup manually.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meta>
    <meta:generator>ODFPY/1.4.1</meta:generator>
  </office:meta>
</office:document-meta>
</file>